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font-size="9pt" style:font-size-asian="9pt" style:font-size-complex="9pt"/>
    </style:style>
    <style:style style:name="P2" style:family="paragraph" style:parent-style-name="Standard">
      <style:text-properties fo:font-size="9pt" officeooo:paragraph-rsid="0016b9e6" style:font-size-asian="9pt" style:font-size-complex="9pt"/>
    </style:style>
    <style:style style:name="P3" style:family="paragraph" style:parent-style-name="Standard">
      <style:text-properties fo:font-size="9pt" officeooo:rsid="001d8706" officeooo:paragraph-rsid="001d8706" style:font-size-asian="9pt" style:font-size-complex="9pt"/>
    </style:style>
    <style:style style:name="P4" style:family="paragraph" style:parent-style-name="Standard">
      <style:text-properties officeooo:paragraph-rsid="0016b9e6"/>
    </style:style>
    <style:style style:name="P5" style:family="paragraph" style:parent-style-name="Standard">
      <style:text-properties officeooo:paragraph-rsid="0018663b"/>
    </style:style>
    <style:style style:name="P6" style:family="paragraph" style:parent-style-name="Text_20_body">
      <style:text-properties officeooo:paragraph-rsid="0016b9e6"/>
    </style:style>
    <style:style style:name="P7" style:family="paragraph" style:parent-style-name="Text_20_body">
      <style:text-properties fo:font-size="9pt" officeooo:paragraph-rsid="0016b9e6" style:font-size-asian="9pt" style:font-size-complex="9pt"/>
    </style:style>
    <style:style style:name="P8" style:family="paragraph" style:parent-style-name="Text_20_body">
      <style:text-properties officeooo:rsid="002861ca" officeooo:paragraph-rsid="002861ca"/>
    </style:style>
    <style:style style:name="P9" style:family="paragraph" style:parent-style-name="Text_20_body">
      <style:text-properties officeooo:paragraph-rsid="0029bb53"/>
    </style:style>
    <style:style style:name="P10" style:family="paragraph" style:parent-style-name="Preformatted_20_Text">
      <style:text-properties officeooo:paragraph-rsid="0016b9e6"/>
    </style:style>
    <style:style style:name="P11" style:family="paragraph" style:parent-style-name="Preformatted_20_Text">
      <style:paragraph-properties fo:margin-top="0in" fo:margin-bottom="0.1965in" style:contextual-spacing="false"/>
    </style:style>
    <style:style style:name="P12" style:family="paragraph" style:parent-style-name="Preformatted_20_Text">
      <style:paragraph-properties fo:margin-top="0in" fo:margin-bottom="0.1965in" style:contextual-spacing="false"/>
      <style:text-properties officeooo:paragraph-rsid="001d8706"/>
    </style:style>
    <style:style style:name="P13" style:family="paragraph" style:parent-style-name="Standard">
      <style:text-properties officeooo:paragraph-rsid="0016b9e6"/>
    </style:style>
    <style:style style:name="P14" style:family="paragraph" style:parent-style-name="Standard">
      <style:text-properties fo:font-size="15pt" fo:font-weight="bold" officeooo:paragraph-rsid="002f8007" style:font-size-asian="15pt" style:font-weight-asian="bold" style:font-size-complex="15pt" style:font-weight-complex="bold"/>
    </style:style>
    <style:style style:name="P15" style:family="paragraph" style:parent-style-name="Standard">
      <style:text-properties officeooo:paragraph-rsid="002cd68a"/>
    </style:style>
    <style:style style:name="P16" style:family="paragraph" style:parent-style-name="Standard">
      <style:text-properties officeooo:paragraph-rsid="002f8007"/>
    </style:style>
    <style:style style:name="P17" style:family="paragraph" style:parent-style-name="Text_20_body" style:list-style-name="L1">
      <style:text-properties officeooo:paragraph-rsid="002cd68a"/>
    </style:style>
    <style:style style:name="P18" style:family="paragraph" style:parent-style-name="Text_20_body" style:list-style-name="L2"/>
    <style:style style:name="P19" style:family="paragraph" style:parent-style-name="Text_20_body" style:list-style-name="L2">
      <style:text-properties officeooo:paragraph-rsid="00302d10"/>
    </style:style>
    <style:style style:name="P20" style:family="paragraph" style:parent-style-name="Text_20_body" style:list-style-name="L3"/>
    <style:style style:name="P21" style:family="paragraph" style:parent-style-name="Text_20_body" style:list-style-name="L4"/>
    <style:style style:name="P22" style:family="paragraph" style:parent-style-name="Text_20_body">
      <style:text-properties officeooo:paragraph-rsid="002b46c5"/>
    </style:style>
    <style:style style:name="P23" style:family="paragraph" style:parent-style-name="Text_20_body">
      <style:text-properties officeooo:paragraph-rsid="002bc61e"/>
    </style:style>
    <style:style style:name="P24" style:family="paragraph" style:parent-style-name="Text_20_body">
      <style:text-properties officeooo:paragraph-rsid="002cd68a"/>
    </style:style>
    <style:style style:name="P25" style:family="paragraph" style:parent-style-name="Text_20_body">
      <style:text-properties officeooo:paragraph-rsid="002d7d4e"/>
    </style:style>
    <style:style style:name="P26" style:family="paragraph" style:parent-style-name="Text_20_body">
      <style:text-properties officeooo:paragraph-rsid="002f5640"/>
    </style:style>
    <style:style style:name="P27" style:family="paragraph" style:parent-style-name="Text_20_body">
      <style:text-properties officeooo:paragraph-rsid="002f8007"/>
    </style:style>
    <style:style style:name="P28" style:family="paragraph" style:parent-style-name="Text_20_body">
      <style:text-properties officeooo:paragraph-rsid="00302d10"/>
    </style:style>
    <style:style style:name="P29" style:family="paragraph" style:parent-style-name="Text_20_body">
      <style:paragraph-properties fo:margin-top="0in" fo:margin-bottom="0.1965in" style:contextual-spacing="false"/>
      <style:text-properties officeooo:paragraph-rsid="002f8007"/>
    </style:style>
    <style:style style:name="P30" style:family="paragraph" style:parent-style-name="Preformatted_20_Text">
      <style:paragraph-properties fo:margin-top="0in" fo:margin-bottom="0.1965in" style:contextual-spacing="false"/>
    </style:style>
    <style:style style:name="P31" style:family="paragraph" style:parent-style-name="Preformatted_20_Text">
      <style:paragraph-properties fo:margin-top="0in" fo:margin-bottom="0.1965in" style:contextual-spacing="false"/>
      <style:text-properties officeooo:paragraph-rsid="002b46c5"/>
    </style:style>
    <style:style style:name="P32" style:family="paragraph" style:parent-style-name="Preformatted_20_Text">
      <style:paragraph-properties fo:margin-top="0in" fo:margin-bottom="0.1965in" style:contextual-spacing="false"/>
      <style:text-properties officeooo:paragraph-rsid="00302d10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officeooo:rsid="001283cd" style:font-size-asian="9pt" style:font-size-complex="9pt"/>
    </style:style>
    <style:style style:name="T3" style:family="text">
      <style:text-properties fo:font-size="9pt" officeooo:rsid="0018663b" style:font-size-asian="9pt" style:font-size-complex="9pt"/>
    </style:style>
    <style:style style:name="T4" style:family="text">
      <style:text-properties fo:font-size="9pt" officeooo:rsid="002b46c5" style:font-size-asian="9pt" style:font-size-complex="9pt"/>
    </style:style>
    <style:style style:name="T5" style:family="text">
      <style:text-properties fo:font-size="9pt" officeooo:rsid="002cd68a" style:font-size-asian="9pt" style:font-size-complex="9pt"/>
    </style:style>
    <style:style style:name="T6" style:family="text">
      <style:text-properties fo:font-size="9pt" officeooo:rsid="002d7d4e" style:font-size-asian="9pt" style:font-size-complex="9pt"/>
    </style:style>
    <style:style style:name="T7" style:family="text">
      <style:text-properties fo:font-size="9pt" officeooo:rsid="002f5640" style:font-size-asian="9pt" style:font-size-complex="9pt"/>
    </style:style>
    <style:style style:name="T8" style:family="text">
      <style:text-properties fo:font-size="9pt" fo:font-weight="bold" officeooo:rsid="002d7d4e" style:font-size-asian="9pt" style:font-weight-asian="bold" style:font-size-complex="9pt" style:font-weight-complex="bold"/>
    </style:style>
    <style:style style:name="T9" style:family="text">
      <style:text-properties fo:font-size="9pt" fo:font-weight="bold" officeooo:rsid="002b46c5" style:font-size-asian="9pt" style:font-weight-asian="bold" style:font-size-complex="9pt" style:font-weight-complex="bold"/>
    </style:style>
    <style:style style:name="T10" style:family="text">
      <style:text-properties fo:font-size="15pt" fo:font-weight="bold" officeooo:rsid="002b46c5" style:font-size-asian="15pt" style:font-weight-asian="bold" style:font-size-complex="15pt" style:font-weight-complex="bold"/>
    </style:style>
    <style:style style:name="T11" style:family="text">
      <style:text-properties fo:font-size="15pt" fo:font-weight="bold" officeooo:rsid="002f5640" style:font-size-asian="15pt" style:font-weight-asian="bold" style:font-size-complex="15pt" style:font-weight-complex="bold"/>
    </style:style>
    <style:style style:name="T12" style:family="text">
      <style:text-properties fo:font-size="15pt" fo:font-weight="bold" officeooo:rsid="002d7d4e" style:font-size-asian="15pt" style:font-weight-asian="bold" style:font-size-complex="15pt" style:font-weight-complex="bold"/>
    </style:style>
    <style:style style:name="T13" style:family="text">
      <style:text-properties fo:font-weight="bold" officeooo:rsid="002b46c5" style:font-weight-asian="bold" style:font-weight-complex="bold"/>
    </style:style>
    <style:style style:name="T14" style:family="text">
      <style:text-properties fo:font-weight="bold" officeooo:rsid="002d7d4e" style:font-weight-asian="bold" style:font-weight-complex="bold"/>
    </style:style>
    <style:style style:name="T15" style:family="text">
      <style:text-properties officeooo:rsid="002bc61e"/>
    </style:style>
    <style:style style:name="T16" style:family="text">
      <style:text-properties officeooo:rsid="002d7d4e"/>
    </style:style>
    <style:style style:name="T17" style:family="text">
      <style:text-properties fo:font-size="12pt" officeooo:rsid="002d7d4e" style:font-size-asian="12pt" style:font-size-complex="12pt"/>
    </style:style>
    <style:style style:name="T18" style:family="text">
      <style:text-properties fo:font-size="12pt" fo:font-weight="bold" style:font-size-asian="12pt" style:font-weight-asian="bold" style:font-size-complex="12pt" style:font-weight-complex="bold"/>
    </style:style>
    <style:style style:name="T19" style:family="text">
      <style:text-properties fo:font-size="12pt" fo:font-weight="bold" officeooo:rsid="002b46c5" style:font-size-asian="12pt" style:font-weight-asian="bold" style:font-size-complex="12pt" style:font-weight-complex="bold"/>
    </style:style>
    <style:style style:name="T20" style:family="text">
      <style:text-properties fo:font-size="12pt" fo:font-weight="bold" officeooo:rsid="002d7d4e" style:font-size-asian="12pt" style:font-weight-asian="bold" style:font-size-complex="12pt" style:font-weight-complex="bold"/>
    </style:style>
    <style:style style:name="T21" style:family="text">
      <style:text-properties fo:font-size="10.5pt" fo:font-weight="bold" officeooo:rsid="002d7d4e" style:font-size-asian="10.5pt" style:font-weight-asian="bold" style:font-size-complex="10.5pt" style:font-weight-complex="bold"/>
    </style:style>
    <style:style style:name="T22" style:family="text">
      <style:text-properties fo:font-size="10.5pt" fo:font-weight="normal" officeooo:rsid="002d7d4e" style:font-size-asian="10.5pt" style:font-weight-asian="normal" style:font-size-complex="10.5pt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>git <text:s/>status</text:p>
      <text:p text:style-name="P12"><text:span text:style-name="Source_20_Text"><text:span text:style-name="T1">git diff HEAD -- readme.txt</text:span></text:span><text:span text:style-name="T1">命令可以查看工作区和版本库里面最新版本的区别</text:span></text:p>
      <text:p text:style-name="P1"/>
      <text:p text:style-name="Standard"><text:span text:style-name="Source_20_Text"><text:span text:style-name="T1">git log</text:span></text:span><text:span text:style-name="T1">命令显示从最近到最远的提交日志</text:span></text:p>
      <text:p text:style-name="Standard"><text:span text:style-name="T1"><text:tab/><text:tab/><text:tab/>加上—</text:span><text:span text:style-name="Source_20_Text"><text:span text:style-name="T1">pretty=oneline</text:span></text:span><text:span text:style-name="T1">参数，显示一行：commit号，附注信息</text:span></text:p>
      <text:p text:style-name="P1"/>
      <text:p text:style-name="Standard"><text:span text:style-name="Source_20_Text"><text:span text:style-name="T1">git reflog</text:span></text:span><text:span text:style-name="T1">用来记录你的每一次命令：</text:span></text:p>
      <text:p text:style-name="Standard">用<text:span text:style-name="Source_20_Text">git log --graph</text:span>命令可以看到分支合并图</text:p>
      <text:p text:style-name="P1"/>
      <text:p text:style-name="Standard"><text:span text:style-name="T1">在Git中，用</text:span><text:span text:style-name="Source_20_Text"><text:span text:style-name="T1">HEAD</text:span></text:span><text:span text:style-name="T1">表示当前版本，HEAD</text:span><text:span text:style-name="T2">^，HEAD^^,HEAD~100,</text:span></text:p>
      <text:p text:style-name="P1"/>
      <text:p text:style-name="P1"><text:span text:style-name="Source_20_Text">git reset</text:span>命令既可以跳转到特定commit版本</text:p>
      <text:p text:style-name="Standard"><text:span text:style-name="Source_20_Text"><text:span text:style-name="T1">git reset --hard HEAD^</text:span></text:span></text:p>
      <text:p text:style-name="P11"><text:span text:style-name="Source_20_Text"><text:span text:style-name="T1">git reset --hard 3628164</text:span></text:span></text:p>
      <text:p text:style-name="P5"><text:span text:style-name="Source_20_Text"><text:span text:style-name="T1">git checkout – readme.txt </text:span></text:span></text:p>
      <text:p text:style-name="P5"><text:span text:style-name="Source_20_Text"><text:span text:style-name="T3"><text:tab/><text:tab/><text:tab/>把工作空间区的修改撤消，回到最近一次git add或git commit 时的状态 </text:span></text:span></text:p>
      <text:p text:style-name="P4"><text:span text:style-name="Source_20_Text"><text:span text:style-name="T1"><text:tab/><text:tab/><text:tab/></text:span></text:span><text:span text:style-name="T1">没有</text:span><text:span text:style-name="Source_20_Text"><text:span text:style-name="T1">--</text:span></text:span><text:span text:style-name="T1">，就变成了“切换到另一个分支”的命令</text:span></text:p>
      <text:p text:style-name="P2"/>
      <text:p text:style-name="P4"><text:span text:style-name="Source_20_Text"><text:span text:style-name="T1">git reset HEAD file</text:span></text:span><text:span text:style-name="T1">可以把暂存区的修改撤销掉（unstage），重新放回工作区</text:span></text:p>
      <text:p text:style-name="P2">实际上</text:p>
      <text:p text:style-name="P10"><text:span text:style-name="Source_20_Text"><text:span text:style-name="T1">git rm test.txt</text:span></text:span><text:span text:style-name="T1">用于删除一个文件</text:span></text:p>
      <text:p text:style-name="P2"/>
      <text:p text:style-name="P2"/>
      <text:p text:style-name="P7">创建SSH Key：</text:p>
      <text:p text:style-name="P11"><text:span text:style-name="Source_20_Text"><text:span text:style-name="T1">ssh-keygen -t rsa -C "</text:span></text:span><text:a xlink:type="simple" xlink:href="mailto:youremail@example.com"><text:span text:style-name="Source_20_Text"><text:span text:style-name="T1">youremail@example.com</text:span></text:span></text:a><text:span text:style-name="Source_20_Text"><text:span text:style-name="T1">"</text:span></text:span></text:p>
      <text:p text:style-name="P11"/>
      <text:p text:style-name="P14">分支管理</text:p>
      <text:p text:style-name="P16"/>
      <text:p text:style-name="P27"><text:tab/><text:span text:style-name="T15">1、</text:span>查看分支：<text:span text:style-name="Source_20_Text">git branch</text:span></text:p>
      <text:p text:style-name="P27"><text:tab/><text:span text:style-name="T15">2、</text:span>创建分支：<text:span text:style-name="Source_20_Text">git branch &lt;name&gt;</text:span></text:p>
      <text:p text:style-name="P27"><text:tab/><text:span text:style-name="T15">3、</text:span>切换分支：<text:span text:style-name="Source_20_Text">git checkout &lt;name&gt;</text:span></text:p>
      <text:p text:style-name="P27"><text:span text:style-name="Source_20_Text"><text:tab/></text:span><text:span text:style-name="Source_20_Text"><text:span text:style-name="T15">4、</text:span></text:span>创建+切换分支：<text:span text:style-name="Source_20_Text">git checkout -b &lt;name&gt;</text:span></text:p>
      <text:p text:style-name="P27"><text:tab/><text:span text:style-name="T15">5、</text:span>合并某分支到当前分支：<text:span text:style-name="Source_20_Text">git merge &lt;name&gt;</text:span></text:p>
      <text:p text:style-name="P29"><text:tab/><text:span text:style-name="T15">6、</text:span>删除分支：<text:span text:style-name="Source_20_Text">git branch -d &lt;name&gt;</text:span></text:p>
      <text:p text:style-name="P31"/>
      <text:p text:style-name="P31"/>
      <text:p text:style-name="P31"/>
      <text:p text:style-name="P31"/>
      <text:p text:style-name="P31"/>
      <text:p text:style-name="P31"><text:soft-page-break/><text:span text:style-name="Source_20_Text"><text:span text:style-name="T10">关联远程库</text:span></text:span><text:span text:style-name="Source_20_Text"><text:span text:style-name="T11">及分支</text:span></text:span></text:p>
      <text:p text:style-name="P32"><text:span text:style-name="Source_20_Text"><text:span text:style-name="T19">关联远程仓库</text:span></text:span></text:p>
      <text:p text:style-name="P22"><text:span text:style-name="Source_20_Text"><text:span text:style-name="T4"><text:tab/>0、本地、远程存在已建仓库</text:span></text:span></text:p>
      <text:p text:style-name="P22"><text:span text:style-name="Source_20_Text"><text:span text:style-name="T4"><text:tab/>1、关联：git remote add origin </text:span></text:span><text:a xlink:type="simple" xlink:href="mailto:git@server-name"><text:span text:style-name="Source_20_Text"><text:span text:style-name="T4">git@server-name</text:span></text:span></text:a><text:span text:style-name="Source_20_Text"><text:span text:style-name="T4">:path/repo-name.git；</text:span></text:span></text:p>
      <text:p text:style-name="P25"><text:span text:style-name="Source_20_Text"><text:span text:style-name="T1"><text:tab/></text:span></text:span><text:span text:style-name="Source_20_Text"><text:span text:style-name="T4">2、第一次推送master分支的所有内容</text:span></text:span></text:p>
      <text:p text:style-name="P25"><text:span text:style-name="Source_20_Text"><text:span text:style-name="T4"><text:tab/><text:tab/><text:tab/>git push -u origin master</text:span></text:span></text:p>
      <text:p text:style-name="P22"><text:span text:style-name="T1"><text:tab/></text:span><text:span text:style-name="T4">3、之后，推送master分支</text:span></text:p>
      <text:p text:style-name="P22"><text:span text:style-name="Source_20_Text"><text:span text:style-name="T4"><text:tab/><text:tab/><text:tab/></text:span></text:span><text:span text:style-name="Source_20_Text"><text:span text:style-name="T1">git push origin master </text:span></text:span></text:p>
      <text:p text:style-name="P4"><text:span text:style-name="T18">关联远程分支</text:span></text:p>
      <text:p text:style-name="P4"><text:span text:style-name="Source_20_Text"><text:span text:style-name="T4"/></text:span></text:p>
      <text:p text:style-name="P15"><text:span text:style-name="Source_20_Text"><text:span text:style-name="T4"><text:tab/>4、查看远程库信息</text:span></text:span></text:p>
      <text:p text:style-name="P15"><text:span text:style-name="Source_20_Text"><text:span text:style-name="T4"/></text:span></text:p>
      <text:p text:style-name="P15"><text:span text:style-name="Source_20_Text"><text:span text:style-name="T4"><text:tab/><text:tab/><text:tab/>git remote -v</text:span></text:span></text:p>
      <text:p text:style-name="P15"><text:span text:style-name="Source_20_Text"><text:span text:style-name="T4"><text:tab/></text:span></text:span></text:p>
      <text:p text:style-name="P24"><text:span text:style-name="Source_20_Text"><text:span text:style-name="T4"><text:tab/></text:span></text:span><text:span text:style-name="Source_20_Text"><text:span text:style-name="T6">5、将本地分支branch-name推送到远程，</text:span></text:span></text:p>
      <text:p text:style-name="P25"><text:span text:style-name="Source_20_Text"><text:span text:style-name="T6"><text:tab/><text:tab/><text:tab/></text:span></text:span><text:span text:style-name="Source_20_Text"><text:span text:style-name="T4">git push origin branch-name</text:span></text:span></text:p>
      <text:p text:style-name="P25"><text:span text:style-name="Source_20_Text"><text:span text:style-name="T4"><text:tab/></text:span></text:span><text:span text:style-name="Source_20_Text"><text:span text:style-name="T9">备注：</text:span></text:span><text:span text:style-name="Source_20_Text"><text:span text:style-name="T4"> 此时可能失败，远程分支已经被别人更新，所以需要新，git </text:span></text:span><text:span text:style-name="Source_20_Text"><text:span text:style-name="T6">pull,抓取远程的新提交(并，同时合并，若有冲突则需要手动解决冲突）</text:span></text:span></text:p>
      <text:p text:style-name="P25"><text:span text:style-name="Source_20_Text"><text:span text:style-name="T6"><text:tab/>6、在本地创建和远程分支对应的分支</text:span></text:span></text:p>
      <text:p text:style-name="P25"><text:span text:style-name="Source_20_Text"><text:span text:style-name="T6"><text:tab/><text:tab/><text:tab/>git checkout -b branch-name origin/branch-name</text:span></text:span></text:p>
      <text:p text:style-name="P25"><text:span text:style-name="Source_20_Text"><text:span text:style-name="T6"><text:tab/><text:tab/>备注：本地和远程分支的名称最好一致；</text:span></text:span></text:p>
      <text:p text:style-name="P25"><text:span text:style-name="Source_20_Text"><text:span text:style-name="T6"><text:tab/>7、建立本地分支和远程分支的关联</text:span></text:span></text:p>
      <text:p text:style-name="P28"><text:span text:style-name="Source_20_Text"><text:span text:style-name="T6"><text:tab/><text:tab/><text:tab/>git branch --set-upstream branch-name origin/branch-name</text:span></text:span></text:p>
      <text:p text:style-name="P28"><text:span text:style-name="Source_20_Text"><text:span text:style-name="T8">备注：</text:span></text:span></text:p>
      <text:p text:style-name="P28"><text:span text:style-name="Source_20_Text"><text:span text:style-name="T6"><text:tab/>1、</text:span></text:span><text:span text:style-name="Source_20_Text"><text:span text:style-name="T4">本地新建的分支如果不推送到远程，对其他人就是不可见的</text:span></text:span></text:p>
      <text:p text:style-name="P28"><text:span text:style-name="Source_20_Text"><text:span text:style-name="T4"><text:tab/></text:span></text:span><text:span text:style-name="Source_20_Text"><text:span text:style-name="T7">2、</text:span></text:span><text:span text:style-name="Source_20_Text"><text:span text:style-name="T4">远程库的名字就是origin，这是Git默认的叫法，也可以改成别的，但是origin这个名字一看就知道是远程库</text:span></text:span><text:span text:style-name="Source_20_Text"><text:span text:style-name="T6"><text:tab/></text:span></text:span></text:p>
      <text:p text:style-name="P25"><text:span text:style-name="Source_20_Text"><text:span text:style-name="T12">多人协作模式</text:span></text:span></text:p>
      <text:list xml:id="list8134685828976451515" text:style-name="L2">
        <text:list-item>
          <text:p text:style-name="P19">试图用<text:span text:style-name="Source_20_Text">git push origin branch-name</text:span>推送自己的修改；</text:p>
        </text:list-item>
        <text:list-item>
          <text:p text:style-name="P19">如果推送失败，则因为远程分支比你的本地更新，需要先用<text:span text:style-name="Source_20_Text">git pull</text:span>试图合并；</text:p>
        </text:list-item>
        <text:list-item>
          <text:p text:style-name="P19">如果合并有冲突，则解决冲突，并在本地提交；</text:p>
        </text:list-item>
        <text:list-item>
          <text:p text:style-name="P19">没有冲突或者解决掉冲突后，再用<text:span text:style-name="Source_20_Text">git push origin branch-name</text:span>推送就能成功！</text:p>
        </text:list-item>
      </text:list>
      <text:p text:style-name="P28"><text:span text:style-name="Source_20_Text"><text:span text:style-name="T20"><text:tab/></text:span></text:span><text:span text:style-name="Source_20_Text"><text:span text:style-name="T21">备注：</text:span></text:span><text:span text:style-name="Source_20_Text"><text:span text:style-name="T22">git pull提示“no tracking information”，则说明本地分支和远程分支的链接关系没有创建，用命令git branch --set-upstream branch-name origin/branch-name。</text:span></text:span><text:span text:style-name="Source_20_Text"><text:span text:style-name="T20"><text:tab/></text:span></text:span></text:p>
      <text:p text:style-name="P26"><text:soft-page-break/><text:span text:style-name="Source_20_Text"><text:span text:style-name="T8"/></text:span></text:p>
      <text:list xml:id="list8200976723891755931" text:style-name="L1">
        <text:list-header>
          <text:p text:style-name="P17"/>
        </text:list-header>
      </text:list>
      <text:p text:style-name="P4"/>
      <text:p text:style-name="P4"/>
      <text:p text:style-name="P4"/>
      <text:p text:style-name="P4"/>
      <text:p text:style-name="P4"/>
      <text:p text:style-name="P4"/>
      <text:p text:style-name="P4">当手头工作没有完成时，先把工作现场<text:span text:style-name="Source_20_Text">git stash</text:span>一下，然后去修复bug，修复后，再<text:span text:style-name="Source_20_Text">git stash pop</text:span>，回到工作现场</text:p>
      <text:p text:style-name="P4">如果要丢弃一个没有被合并过的分支，可以通过<text:span text:style-name="Source_20_Text">git branch -D &lt;name&gt;</text:span>强行删除。</text:p>
      <text:p text:style-name="P4"/>
      <text:p text:style-name="P6"/>
      <text:p text:style-name="P6"/>
      <text:p text:style-name="Text_20_body"/>
      <text:p text:style-name="P8">标签管理</text:p>
      <text:p text:style-name="P6">命令<text:span text:style-name="Source_20_Text">git tag &lt;name&gt;</text:span>用于新建一个标签，默认为<text:span text:style-name="Source_20_Text">HEAD</text:span>，也可以指定一个commit id；</text:p>
      <text:list xml:id="list4625415110775349303" text:style-name="L3">
        <text:list-item>
          <text:p text:style-name="P20"><text:span text:style-name="Source_20_Text">git tag -a &lt;tagname&gt; -m "blablabla..."</text:span>可以指定标签信息；</text:p>
        </text:list-item>
        <text:list-item>
          <text:p text:style-name="P20"><text:span text:style-name="Source_20_Text">git tag -s &lt;tagname&gt; -m "blablabla..."</text:span>可以用PGP签名标签；</text:p>
        </text:list-item>
        <text:list-item>
          <text:p text:style-name="P20">命令<text:span text:style-name="Source_20_Text">git tag</text:span>可以查看所有标签。</text:p>
        </text:list-item>
        <text:list-item>
          <text:p text:style-name="P20"/>
        </text:list-item>
      </text:list>
      <text:p text:style-name="P6"><text:bookmark text:name="-"/>命令<text:span text:style-name="Source_20_Text">git push origin &lt;tagname&gt;</text:span>可以推送一个本地标签；</text:p>
      <text:list xml:id="list6328609860768800712" text:style-name="L4">
        <text:list-item>
          <text:p text:style-name="P21">命令<text:span text:style-name="Source_20_Text">git push origin --tags</text:span>可以推送全部未推送过的本地标签；</text:p>
        </text:list-item>
        <text:list-item>
          <text:p text:style-name="P21">命令<text:span text:style-name="Source_20_Text">git tag -d &lt;tagname&gt;</text:span>可以删除一个本地标签；</text:p>
        </text:list-item>
        <text:list-item>
          <text:p text:style-name="P21">命令<text:span text:style-name="Source_20_Text">git push origin :refs/tags/&lt;tagname&gt;</text:span>可以删除一个远程标签。</text:p>
        </text:list-item>
      </text:list>
      <text:p text:style-name="P6"/>
      <text:p text:style-name="P6"/>
      <text:p text:style-name="P9">忽略某些文件时，需要编写<text:span text:style-name="Source_20_Text">.gitignore</text:span>；</text:p>
      <text:p text:style-name="P9"><text:span text:style-name="Source_20_Text">gitignore</text:span>文件本身要放到版本库里，并且可以对<text:span text:style-name="Source_20_Text">.gitignore</text:span>做版本管理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roid Sans Fallback" style:font-family-complex="'Droid Sans Fallback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1T17:24:44.890653853</meta:creation-date>
    <dc:date>2015-09-14T00:01:03.859087275</dc:date>
    <meta:editing-duration>PT4H38M51S</meta:editing-duration>
    <meta:editing-cycles>29</meta:editing-cycles>
    <meta:generator>LibreOffice/4.2.8.2$Linux_X86_64 LibreOffice_project/420m0$Build-2</meta:generator>
    <meta:document-statistic meta:table-count="0" meta:image-count="0" meta:object-count="0" meta:page-count="3" meta:paragraph-count="69" meta:word-count="1035" meta:character-count="2059" meta:non-whitespace-character-count="1888"/>
  </office:meta>
</office:document-meta>
</file>